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i-monospace" svg:font-family="ui-monospace, SFMono-Regular, 'SF Mono', Menlo, Consolas, 'Liberation Mono', monospac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text-properties officeooo:paragraph-rsid="0017c409"/>
    </style:style>
    <style:style style:name="P4" style:family="paragraph" style:parent-style-name="Standard">
      <style:text-properties fo:language="ru" fo:country="RU" fo:font-weight="bold" officeooo:rsid="0019999f" officeooo:paragraph-rsid="0019999f" style:font-weight-asian="bold" style:font-weight-complex="bold"/>
    </style:style>
    <style:style style:name="P5" style:family="paragraph" style:parent-style-name="Standard">
      <style:text-properties officeooo:rsid="0019999f" officeooo:paragraph-rsid="0019999f"/>
    </style:style>
    <style:style style:name="P6" style:family="paragraph" style:parent-style-name="Standard" style:list-style-name="L3">
      <style:text-properties officeooo:rsid="0019999f" officeooo:paragraph-rsid="0019999f"/>
    </style:style>
    <style:style style:name="P7" style:family="paragraph" style:parent-style-name="Standard" style:list-style-name="L4">
      <style:text-properties officeooo:rsid="0019999f" officeooo:paragraph-rsid="001a8dbe"/>
    </style:style>
    <style:style style:name="P8" style:family="paragraph" style:parent-style-name="Standard">
      <style:text-properties fo:font-weight="bold" officeooo:rsid="0019999f" officeooo:paragraph-rsid="0019999f" style:font-weight-asian="bold" style:font-weight-complex="bold"/>
    </style:style>
    <style:style style:name="P9" style:family="paragraph" style:parent-style-name="Standard" style:list-style-name="L2">
      <style:text-properties officeooo:paragraph-rsid="0017c409"/>
    </style:style>
    <style:style style:name="P10" style:family="paragraph" style:parent-style-name="Standard" style:list-style-name="L2">
      <style:text-properties officeooo:paragraph-rsid="0019999f"/>
    </style:style>
    <style:style style:name="P11" style:family="paragraph" style:parent-style-name="Standard" style:list-style-name="L3">
      <style:text-properties officeooo:paragraph-rsid="0019999f"/>
    </style:style>
    <style:style style:name="P12" style:family="paragraph" style:parent-style-name="Standard" style:list-style-name="L4">
      <style:text-properties style:font-name="Times New Roman" fo:font-size="14pt" officeooo:rsid="0019999f" officeooo:paragraph-rsid="001a8dbe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  <style:text-properties officeooo:paragraph-rsid="0018594b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fo:font-size="14pt" fo:background-color="#ffffff" style:font-size-asian="14pt" style:font-name-complex="Times New Roman1" style:font-size-complex="14pt"/>
    </style:style>
    <style:style style:name="P15" style:family="paragraph" style:parent-style-name="Normal_20__28_Web_29_">
      <style:paragraph-properties fo:margin-top="0cm" fo:margin-bottom="0cm" loext:contextual-spacing="false" fo:line-height="100%"/>
    </style:style>
    <style:style style:name="P16" style:family="paragraph" style:parent-style-name="Normal_20__28_Web_29_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a8dbe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language="en" fo:country="US"/>
    </style:style>
    <style:style style:name="T5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style:font-name="Times New Roman" fo:font-size="14pt" officeooo:rsid="0017c409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color="#000000" style:font-name="Times New Roman" fo:font-size="14pt" officeooo:rsid="0019999f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000000" style:font-name="Times New Roman" fo:font-size="14pt" fo:background-color="#ffffff" loext:char-shading-value="0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background-color="#f7f7fa" loext:char-shading-value="0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style:font-name-asian="Calibri1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fo:language="en" fo:country="US" officeooo:rsid="0028de00" fo:background-color="#ffffff" loext:char-shading-value="0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fo:language="ru" fo:country="RU" officeooo:rsid="0018594b" fo:background-color="#ffffff" loext:char-shading-value="0" style:font-size-asian="14pt" style:font-name-complex="Times New Roman1" style:font-size-complex="14pt"/>
    </style:style>
    <style:style style:name="T15" style:family="text">
      <style:text-properties fo:color="#000000" style:font-name="Times New Roman" fo:font-size="14pt" fo:language="ru" fo:country="RU" officeooo:rsid="0028de00" fo:background-color="#ffffff" loext:char-shading-value="0" style:font-size-asian="14pt" style:font-name-complex="Times New Roman1" style:font-size-complex="14pt"/>
    </style:style>
    <style:style style:name="T16" style:family="text">
      <style:text-properties fo:color="#000000" style:font-name="Times New Roman" fo:font-size="14pt" fo:language="ru" fo:country="RU" officeooo:rsid="0019999f" fo:background-color="#ffffff" loext:char-shading-value="0" style:font-size-asian="14pt" style:font-name-complex="Times New Roman1" style:font-size-complex="14pt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17c409" style:font-size-asian="14pt" style:font-name-complex="Times New Roman1" style:font-size-complex="14pt"/>
    </style:style>
    <style:style style:name="T19" style:family="text">
      <style:text-properties style:font-name="Times New Roman" fo:font-size="14pt" style:font-name-asian="Calibri1" style:font-size-asian="14pt" style:font-name-complex="Times New Roman1" style:font-size-complex="14pt"/>
    </style:style>
    <style:style style:name="T2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officeooo:rsid="0017c409" style:font-size-asian="14pt" style:font-name-complex="Times New Roman1" style:font-size-complex="14pt"/>
    </style:style>
    <style:style style:name="T22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3" style:family="text">
      <style:text-properties style:font-name="Times New Roman" fo:font-size="14pt" fo:language="en" fo:country="US" officeooo:rsid="0017c409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style:font-name="Times New Roman" fo:font-size="14pt" fo:language="en" fo:country="US" officeooo:rsid="0018594b" style:font-name-asian="Times New Roman1" style:font-size-asian="14pt" style:language-asian="ru" style:country-asian="RU" style:font-name-complex="Times New Roman1" style:font-size-complex="14pt"/>
    </style:style>
    <style:style style:name="T25" style:family="text">
      <style:text-properties style:font-name="Times New Roman" fo:font-size="14pt" fo:language="en" fo:country="US" officeooo:rsid="0019999f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7" style:family="text">
      <style:text-properties style:font-name="Times New Roman" fo:font-size="14pt" officeooo:rsid="0017c409" style:font-name-asian="Times New Roman1" style:font-size-asian="14pt" style:language-asian="ru" style:country-asian="RU" style:font-name-complex="Times New Roman1" style:font-size-complex="14pt"/>
    </style:style>
    <style:style style:name="T28" style:family="text">
      <style:text-properties style:font-name="Times New Roman" fo:font-size="14pt" officeooo:rsid="0018594b" style:font-name-asian="Times New Roman1" style:font-size-asian="14pt" style:language-asian="ru" style:country-asian="RU" style:font-name-complex="Times New Roman1" style:font-size-complex="14pt"/>
    </style:style>
    <style:style style:name="T29" style:family="text">
      <style:text-properties style:font-name="Times New Roman" fo:font-size="14pt" officeooo:rsid="0019999f" style:font-name-asian="Times New Roman1" style:font-size-asian="14pt" style:language-asian="ru" style:country-asian="RU" style:font-name-complex="Times New Roman1" style:font-size-complex="14pt"/>
    </style:style>
    <style:style style:name="T30" style:family="text">
      <style:text-properties style:font-name="Times New Roman" fo:font-size="14pt" officeooo:rsid="001a8dbe" style:font-name-asian="Times New Roman1" style:font-size-asian="14pt" style:language-asian="ru" style:country-asian="RU" style:font-name-complex="Times New Roman1" style:font-size-complex="14pt"/>
    </style:style>
    <style:style style:name="T31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32" style:family="text">
      <style:text-properties style:font-name="Times New Roman" fo:font-size="14pt" fo:language="ru" fo:country="RU" officeooo:rsid="0018594b" style:font-name-asian="Times New Roman1" style:font-size-asian="14pt" style:language-asian="ru" style:country-asian="RU" style:font-name-complex="Times New Roman1" style:font-size-complex="14pt"/>
    </style:style>
    <style:style style:name="T33" style:family="text">
      <style:text-properties fo:color="#a9b7c6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34" style:family="text">
      <style:text-properties fo:color="#cc7832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35" style:family="text">
      <style:text-properties fo:font-variant="normal" fo:text-transform="none" fo:color="#24292f" style:font-name="Times New Roman" fo:font-size="14pt" fo:letter-spacing="normal" officeooo:rsid="001a8dbe" style:font-name-asian="Times New Roman1" style:font-size-asian="14pt" style:language-asian="ru" style:country-asian="RU" style:font-name-complex="Times New Roman1" style:font-size-complex="14pt"/>
    </style:style>
    <style:style style:name="T36" style:family="text">
      <style:text-properties fo:font-variant="normal" fo:text-transform="none" fo:color="#24292f" style:font-name="ui-monospace" fo:font-size="9pt" fo:letter-spacing="normal" fo:font-style="normal" fo:font-weight="normal" officeooo:rsid="001a8dbe" style:font-name-asian="Times New Roman1" style:font-size-asian="14pt" style:language-asian="ru" style:country-asian="RU" style:font-name-complex="Times New Roman1" style:font-size-complex="14pt"/>
    </style:style>
    <style:style style:name="T37" style:family="text">
      <style:text-properties fo:font-variant="normal" fo:text-transform="none" fo:color="#24292f" fo:font-size="9pt" fo:letter-spacing="normal" fo:font-style="normal" fo:font-weight="normal" officeooo:rsid="001a8dbe" style:font-name-asian="Times New Roman1" style:font-size-asian="14pt" style:language-asian="ru" style:country-asian="RU" style:font-name-complex="Times New Roman1" style:font-size-complex="14pt"/>
    </style:style>
    <style:style style:name="T38" style:family="text">
      <style:text-properties fo:font-variant="normal" fo:text-transform="none" fo:color="#24292f" fo:font-size="14pt" fo:letter-spacing="normal" officeooo:rsid="001a8dbe" style:font-name-asian="Times New Roman1" style:font-size-asian="14pt" style:language-asian="ru" style:country-asian="RU" style:font-name-complex="Times New Roman1" style:font-size-complex="14pt"/>
    </style:style>
    <style:style style:name="T39" style:family="text">
      <style:text-properties fo:font-variant="normal" fo:text-transform="none" fo:color="#24292f" fo:letter-spacing="normal" fo:font-style="normal" fo:font-weight="normal" officeooo:rsid="001a8dbe" style:font-name-asian="Times New Roman1" style:language-asian="ru" style:country-asian="RU" style:font-name-complex="Times New Roman1"/>
    </style:style>
    <style:style style:name="T40" style:family="text">
      <style:text-properties fo:font-variant="normal" fo:text-transform="none" fo:color="#24292f" fo:letter-spacing="normal" officeooo:rsid="001a8dbe" style:font-name-asian="Times New Roman1" style:language-asian="ru" style:country-asian="RU" style:font-name-complex="Times New Roman1"/>
    </style:style>
    <style:style style:name="T41" style:family="text">
      <style:text-properties officeooo:rsid="001a8dbe" style:font-name-asian="Times New Roman1" style:language-asian="ru" style:country-asian="RU" style:font-name-complex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oBack"/><text:span text:style-name="T1">Спецификация на проект «Работа с числами»</text:span></text:p>
      <text:p text:style-name="P15"><text:span text:style-name="T2">Ссылка:</text:span></text:p>
      <text:p text:style-name="P15"><text:a xlink:type="simple" xlink:href="https://github.com/tati16ana/test-chisel" text:style-name="Internet_20_link" text:visited-style-name="Visited_20_Internet_20_Link"><text:span text:style-name="T4">https</text:span></text:a><text:a xlink:type="simple" xlink:href="https://github.com/tati16ana/test-chisel" text:style-name="Internet_20_link" text:visited-style-name="Visited_20_Internet_20_Link">://</text:a><text:a xlink:type="simple" xlink:href="https://github.com/tati16ana/test-chisel" text:style-name="Internet_20_link" text:visited-style-name="Visited_20_Internet_20_Link"><text:span text:style-name="T4">github</text:span></text:a><text:a xlink:type="simple" xlink:href="https://github.com/tati16ana/test-chisel" text:style-name="Internet_20_link" text:visited-style-name="Visited_20_Internet_20_Link">.</text:a><text:a xlink:type="simple" xlink:href="https://github.com/tati16ana/test-chisel" text:style-name="Internet_20_link" text:visited-style-name="Visited_20_Internet_20_Link"><text:span text:style-name="T4">com</text:span></text:a><text:a xlink:type="simple" xlink:href="https://github.com/tati16ana/test-chisel" text:style-name="Internet_20_link" text:visited-style-name="Visited_20_Internet_20_Link">/</text:a><text:a xlink:type="simple" xlink:href="https://github.com/tati16ana/test-chisel" text:style-name="Internet_20_link" text:visited-style-name="Visited_20_Internet_20_Link"><text:span text:style-name="T4">tati</text:span></text:a><text:a xlink:type="simple" xlink:href="https://github.com/tati16ana/test-chisel" text:style-name="Internet_20_link" text:visited-style-name="Visited_20_Internet_20_Link">16</text:a><text:a xlink:type="simple" xlink:href="https://github.com/tati16ana/test-chisel" text:style-name="Internet_20_link" text:visited-style-name="Visited_20_Internet_20_Link"><text:span text:style-name="T4">ana</text:span></text:a><text:a xlink:type="simple" xlink:href="https://github.com/tati16ana/test-chisel" text:style-name="Internet_20_link" text:visited-style-name="Visited_20_Internet_20_Link">/</text:a><text:a xlink:type="simple" xlink:href="https://github.com/tati16ana/test-chisel" text:style-name="Internet_20_link" text:visited-style-name="Visited_20_Internet_20_Link"><text:span text:style-name="T4">test</text:span></text:a><text:a xlink:type="simple" xlink:href="https://github.com/tati16ana/test-chisel" text:style-name="Internet_20_link" text:visited-style-name="Visited_20_Internet_20_Link">-</text:a><text:a xlink:type="simple" xlink:href="https://github.com/tati16ana/test-chisel" text:style-name="Internet_20_link" text:visited-style-name="Visited_20_Internet_20_Link"><text:span text:style-name="T4">chisel</text:span></text:a></text:p>
      <text:p text:style-name="P15"/>
      <text:p text:style-name="P13"><text:span text:style-name="T7">Вычисление</text:span><text:span text:style-name="T5"> средне</text:span><text:span text:style-name="T6">го</text:span><text:span text:style-name="T5"> арифметическо</text:span><text:span text:style-name="T6">го</text:span><text:span text:style-name="T5"> </text:span><text:span text:style-name="T6">трех</text:span><text:span text:style-name="T5"> чисел</text:span><text:span text:style-name="T6">,</text:span><text:span text:style-name="T5"> разност</text:span><text:span text:style-name="T7">и</text:span><text:span text:style-name="T5"> удвоенной суммы первого и третьего чисел и утроенного </text:span><text:span text:style-name="T8">второго числа. </text:span></text:p>
      <text:p text:style-name="P13"><text:span text:style-name="T16">Язык разработки</text:span><text:span text:style-name="T15"> </text:span><text:span text:style-name="T12">Java.</text:span><text:span text:style-name="T14"> </text:span></text:p>
      <text:p text:style-name="P14"/>
      <text:p text:style-name="P3"><text:span text:style-name="T18">Класс </text:span><text:span text:style-name="T21">Program:</text:span></text:p>
      <text:p text:style-name="P3"><text:span text:style-name="T18">Э</text:span><text:span text:style-name="T17">кземпляр объекта </text:span><text:span text:style-name="T20">Scanner</text:span><text:span text:style-name="T17">- </text:span><text:span text:style-name="T20">console</text:span><text:span text:style-name="T17">.</text:span></text:p>
      <text:p text:style-name="P4"><text:span text:style-name="T17">Переменные</text:span></text:p>
      <text:list xml:id="list5614893157585727826" text:style-name="L2">
        <text:list-item>
          <text:p text:style-name="P9"><text:span text:style-name="T26">Переменным </text:span><text:span text:style-name="T22">a,</text:span><text:span text:style-name="T26"> b, d </text:span><text:span text:style-name="T29">типа </text:span><text:span text:style-name="T25">double </text:span><text:span text:style-name="T26">присваивается значение, вводимое </text:span><text:span text:style-name="T27">в консоль с помощью класса </text:span><text:span text:style-name="T23">Scanner</text:span><text:span text:style-name="T26">.</text:span></text:p>
        </text:list-item>
        <text:list-item>
          <text:p text:style-name="P9"><text:span text:style-name="T26">Переменная </text:span><text:span text:style-name="T22">s</text:span><text:span text:style-name="T26"> типа </text:span><text:span text:style-name="T22">double</text:span><text:span text:style-name="T26"> содержит результат вычисления среднего арифметического переменных </text:span><text:span text:style-name="T22">a</text:span><text:span text:style-name="T26">, </text:span><text:span text:style-name="T22">b</text:span><text:span text:style-name="T26">, </text:span><text:span text:style-name="T22">d</text:span><text:span text:style-name="T26">.</text:span></text:p>
        </text:list-item>
        <text:list-item>
          <text:p text:style-name="P10"><text:span text:style-name="T26">Переменная </text:span><text:span text:style-name="T22">one</text:span><text:span text:style-name="T26"> типа </text:span><text:span text:style-name="T22">double</text:span><text:span text:style-name="T26"> содержит результат возведения в степень переменной </text:span><text:span text:style-name="T22">f</text:span><text:span text:style-name="T26">1.</text:span></text:p>
        </text:list-item>
        <text:list-item>
          <text:p text:style-name="P10"><text:span text:style-name="T26">Переменная </text:span><text:span text:style-name="T22">two</text:span><text:span text:style-name="T26"> типа </text:span><text:span text:style-name="T22">double</text:span><text:span text:style-name="T26"> содержит результат возведения в степень переменной </text:span><text:span text:style-name="T22">b</text:span><text:span text:style-name="T26">.</text:span></text:p>
        </text:list-item>
        <text:list-item>
          <text:p text:style-name="P10"><text:span text:style-name="T26">Переменная </text:span><text:span text:style-name="T22">f</text:span><text:span text:style-name="T26">1 типа </text:span><text:span text:style-name="T22">double</text:span><text:span text:style-name="T26"> содержит результат сложения переменных </text:span><text:span text:style-name="T22">a</text:span><text:span text:style-name="T26"> и </text:span><text:span text:style-name="T22">d</text:span><text:span text:style-name="T26">.</text:span></text:p>
        </text:list-item>
        <text:list-item>
          <text:p text:style-name="P10"><text:span text:style-name="T26">Переменная </text:span><text:span text:style-name="T22">otv</text:span><text:span text:style-name="T26"> типа </text:span><text:span text:style-name="T22">double</text:span><text:span text:style-name="T26"> содержит результат вычитания переменных </text:span><text:span text:style-name="T22">one</text:span><text:span text:style-name="T26"> и </text:span><text:span text:style-name="T22">two</text:span><text:span text:style-name="T26">.</text:span></text:p>
        </text:list-item>
      </text:list>
      <text:p text:style-name="P8"><text:span text:style-name="T26">Функции</text:span></text:p>
      <text:list xml:id="list1126743184729459538" text:style-name="L4">
        <text:list-item>
          <text:p text:style-name="P7"><text:span text:style-name="T26">(a+b+d)/3- </text:span><text:span text:style-name="T30">функция для вычисления среднего арифметического 3-х чисел.</text:span></text:p>
        </text:list-item>
        <text:list-item>
          <text:p text:style-name="P12"><text:span text:style-name="T39">(a</text:span><text:span text:style-name="T40"> </text:span><text:span text:style-name="T39">+ d)</text:span><text:span text:style-name="T41"> - функция для сложения 2-х чисел.</text:span></text:p>
        </text:list-item>
        <text:list-item>
          <text:p text:style-name="P12"><text:span text:style-name="T39">(one</text:span><text:span text:style-name="T40"> </text:span><text:span text:style-name="T39">- two)</text:span><text:span text:style-name="T41"> - функция для вычитания 2-х чисел.</text:span></text:p>
        </text:list-item>
      </text:list>
      <text:p text:style-name="P8"><text:span text:style-name="T26">Методы</text:span></text:p>
      <text:p text:style-name="P5"><text:span text:style-name="T22"><text:tab/>Math</text:span><text:span text:style-name="T26">.</text:span><text:span text:style-name="T22">pow</text:span><text:span text:style-name="T26">()- метод для возведение числа в степень. </text:span></text:p>
      <text:p text:style-name="P8"><text:span text:style-name="T17">Вывод</text:span></text:p>
      <text:list xml:id="list2221082197586241383" text:style-name="L3">
        <text:list-item>
          <text:p text:style-name="P11"><text:span text:style-name="T28">С помощью класса </text:span><text:span text:style-name="T24">Scanner </text:span><text:span text:style-name="T32">в</text:span><text:span text:style-name="T26"> консоль выводится значение переменной </text:span><text:span text:style-name="T22">s</text:span><text:span text:style-name="T26">. </text:span></text:p>
        </text:list-item>
        <text:list-item>
          <text:p text:style-name="P6"><text:span text:style-name="T28">С помощью класса </text:span><text:span text:style-name="T24">Scanner </text:span><text:span text:style-name="T32">в</text:span><text:span text:style-name="T26"> консоль </text:span><text:span text:style-name="T28">выводится </text:span><text:span text:style-name="T26">значение переменной </text:span><text:span text:style-name="T22">otv</text:span><text:span text:style-name="T26">. </text:span></text:p>
          <text:p text:style-name="P6"><text:soft-page-break/><text:span text:style-name="T17"/></text:p>
        </text:list-item>
      </text:list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P2"><text:span text:style-name="T17"/></text:p>
      <text:p text:style-name="P2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ui-monospace" svg:font-family="ui-monospace, SFMono-Regular, 'SF Mono', Menlo, Consolas, 'Liberation Mono', monospac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15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iana</meta:initial-creator>
    <meta:editing-cycles>3</meta:editing-cycles>
    <meta:creation-date>2022-04-07T19:41:00</meta:creation-date>
    <dc:date>2022-04-08T09:31:58.883000000</dc:date>
    <meta:editing-duration>PT4M47S</meta:editing-duration>
    <meta:generator>LibreOffice/5.1.3.2$Windows_x86 LibreOffice_project/644e4637d1d8544fd9f56425bd6cec110e49301b</meta:generator>
    <meta:document-statistic meta:table-count="0" meta:image-count="0" meta:object-count="0" meta:page-count="3" meta:paragraph-count="23" meta:word-count="173" meta:character-count="1187" meta:non-whitespace-character-count="10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